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11000001FAB7F6F2C6.png" manifest:media-type=""/>
  <manifest:file-entry manifest:full-path="Pictures/1000000000000511000001FA938DFBCA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mono" draw:luminance="0%" draw:contrast="0%" draw:gamma="100%" draw:red="0%" draw:green="0%" draw:blue="0%" fo:clip="rect(0cm, 41.58cm, 0cm, -2.97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3.76cm, 0cm, 14.85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1.88cm, 0cm, 26.73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-2.97cm, 0cm, 41.5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878cm" svg:height="23.208cm" svg:x="0.097cm" svg:y="3.261cm">
          <draw:image xlink:href="Pictures/1000000000000511000001FA938DFBCA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2" draw:text-style-name="P1" draw:layer="layout" svg:width="20.878cm" svg:height="23.208cm" svg:x="0.097cm" svg:y="3.261cm">
          <draw:image xlink:href="Pictures/1000000000000511000001FA938DFBCA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3" draw:text-style-name="P1" draw:layer="layout" svg:width="20.878cm" svg:height="23.208cm" svg:x="0.097cm" svg:y="3.261cm">
          <draw:image xlink:href="Pictures/1000000000000511000001FAB7F6F2C6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4" draw:text-style-name="P1" draw:layer="layout" svg:width="20.878cm" svg:height="23.208cm" svg:x="0.097cm" svg:y="3.261cm">
          <draw:image xlink:href="Pictures/1000000000000511000001FAB7F6F2C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7T18:03:27.512879150</meta:creation-date>
    <dc:date>2014-07-27T18:11:13.792012428</dc:date>
    <meta:editing-duration>P0D</meta:editing-duration>
    <meta:editing-cycles>1</meta:editing-cycles>
    <meta:document-statistic meta:object-count="4"/>
    <meta:generator>LibreOffice/4.1.0.4$Linux_X86_64 LibreOffice_project/410m0$Build-4</meta:generator>
  </office:meta>
</office:document-meta>
</file>